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3.8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208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1ae36" officeooo:paragraph-rsid="0011ae36"/>
    </style:style>
    <style:style style:name="P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11ae36" officeooo:paragraph-rsid="0011ae36" style:font-weight-asian="bold" style:font-weight-complex="bold"/>
    </style:style>
    <style:style style:name="P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12058d" officeooo:paragraph-rsid="0012058d" style:font-weight-asian="bold" style:font-weight-complex="bold"/>
    </style:style>
    <style:style style:name="P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2bee04" officeooo:paragraph-rsid="002bee04" style:font-weight-asian="bold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2bd9fc"/>
    </style:style>
    <style:style style:name="P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2e3119"/>
    </style:style>
    <style:style style:name="P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11ae36"/>
    </style:style>
    <style:style style:name="P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5c93c7"/>
    </style:style>
    <style:style style:name="P9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officeooo:paragraph-rsid="00353754"/>
    </style:style>
    <style:style style:name="P1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3659cf" officeooo:paragraph-rsid="003659cf" style:font-weight-asian="normal" style:font-weight-complex="normal"/>
    </style:style>
    <style:style style:name="P1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2cafca" officeooo:paragraph-rsid="002bd9fc" style:font-weight-asian="normal" style:font-weight-complex="normal"/>
    </style:style>
    <style:style style:name="P1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323253" officeooo:paragraph-rsid="003659cf" style:font-weight-asian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5c3138" officeooo:paragraph-rsid="005984ac" style:font-weight-asian="normal" style:font-weight-complex="normal"/>
    </style:style>
    <style:style style:name="P1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336db9" officeooo:paragraph-rsid="00336db9" fo:background-color="transparent"/>
    </style:style>
    <style:style style:name="P1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tyle="italic" officeooo:rsid="003e227c" officeooo:paragraph-rsid="001e6654" style:font-style-asian="italic" style:font-style-complex="italic"/>
    </style:style>
    <style:style style:name="P1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68f297" officeooo:paragraph-rsid="0068f297"/>
    </style:style>
    <style:style style:name="P1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6a8006" officeooo:paragraph-rsid="006a8006"/>
    </style:style>
    <style:style style:name="P18" style:family="paragraph" style:parent-style-name="Standard">
      <style:paragraph-properties fo:margin-top="0.0398in" fo:margin-bottom="0.0398in" loext:contextual-spacing="false" fo:line-height="150%" fo:text-align="start" style:justify-single-word="false" fo:break-before="page"/>
      <style:text-properties fo:font-weight="bold" officeooo:rsid="0012058d" officeooo:paragraph-rsid="0012058d" style:font-weight-asian="bold" style:font-weight-complex="bold"/>
    </style:style>
    <style:style style:name="P19" style:family="paragraph" style:parent-style-name="Standard">
      <style:paragraph-properties fo:margin-top="0.0398in" fo:margin-bottom="0.0398in" loext:contextual-spacing="false" fo:line-height="150%" fo:text-align="start" style:justify-single-word="false" fo:break-before="page"/>
      <style:text-properties officeooo:paragraph-rsid="0011ae36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9cd" officeooo:paragraph-rsid="001e29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f1b7" officeooo:paragraph-rsid="005df1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2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2df8" officeooo:paragraph-rsid="00642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e36f" officeooo:paragraph-rsid="0070e3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df1b7" officeooo:paragraph-rsid="005df1b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f4e42" officeooo:paragraph-rsid="005f4e4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70e36f" officeooo:paragraph-rsid="0070e36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tyle="normal" officeooo:rsid="006e2f9f" officeooo:paragraph-rsid="006a8006" style:font-style-asian="normal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736d3f" officeooo:paragraph-rsid="00736d3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70e36f" officeooo:paragraph-rsid="0070e36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aead" officeooo:paragraph-rsid="0073ae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d9fc" style:font-weight-asian="normal" style:font-weight-complex="normal"/>
    </style:style>
    <style:style style:name="T3" style:family="text">
      <style:text-properties fo:font-weight="normal" officeooo:rsid="002bee04" style:font-weight-asian="normal" style:font-weight-complex="normal"/>
    </style:style>
    <style:style style:name="T4" style:family="text">
      <style:text-properties fo:font-weight="normal" officeooo:rsid="002e3119" style:font-weight-asian="normal" style:font-weight-complex="normal"/>
    </style:style>
    <style:style style:name="T5" style:family="text">
      <style:text-properties fo:font-weight="normal" officeooo:rsid="005984ac" style:font-weight-asian="normal" style:font-weight-complex="normal"/>
    </style:style>
    <style:style style:name="T6" style:family="text">
      <style:text-properties fo:font-weight="normal" officeooo:rsid="002e3119" fo:background-color="transparent" loext:char-shading-value="0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66aab6" style:font-style-asian="normal" style:font-style-complex="normal"/>
    </style:style>
    <style:style style:name="T9" style:family="text">
      <style:text-properties fo:font-style="normal" officeooo:rsid="005c93c7" style:font-style-asian="normal" style:font-style-complex="normal"/>
    </style:style>
    <style:style style:name="T10" style:family="text">
      <style:text-properties fo:font-style="normal" officeooo:rsid="00677993" style:font-style-asian="normal" style:font-style-complex="normal"/>
    </style:style>
    <style:style style:name="T11" style:family="text">
      <style:text-properties fo:font-style="normal" officeooo:rsid="006e2f9f" style:font-style-asian="normal" style:font-style-complex="normal"/>
    </style:style>
    <style:style style:name="T12" style:family="text">
      <style:text-properties fo:font-style="normal" officeooo:rsid="00704f58" style:font-style-asian="normal" style:font-style-complex="normal"/>
    </style:style>
    <style:style style:name="T13" style:family="text">
      <style:text-properties officeooo:rsid="002083d8"/>
    </style:style>
    <style:style style:name="T14" style:family="text">
      <style:text-properties officeooo:rsid="005984ac"/>
    </style:style>
    <style:style style:name="T15" style:family="text">
      <style:text-properties officeooo:rsid="00353754"/>
    </style:style>
    <style:style style:name="T16" style:family="text">
      <style:text-properties fo:font-weight="bold" officeooo:rsid="0011ae36" style:font-weight-asian="bold" style:font-weight-complex="bold"/>
    </style:style>
    <style:style style:name="T17" style:family="text">
      <style:text-properties fo:font-weight="bold" officeooo:rsid="005984ac" style:font-weight-asian="bold" style:font-weight-complex="bold"/>
    </style:style>
    <style:style style:name="T18" style:family="text">
      <style:text-properties fo:language="zxx" fo:country="none" style:language-asian="zxx" style:country-asian="none" style:language-complex="zxx" style:country-complex="non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c93c7" style:font-style-asian="italic" style:font-style-complex="italic"/>
    </style:style>
    <style:style style:name="T21" style:family="text">
      <style:text-properties officeooo:rsid="007318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5">Part </text:span><text:span text:style-name="T14">2</text:span><text:span text:style-name="T15"> &amp; Part </text:span><text:span text:style-name="T14">3</text:span></text:p>
      <text:p text:style-name="P3">Introduction</text:p>
      <text:p text:style-name="P12"/>
      <text:p text:style-name="P6"><text:span text:style-name="T3">S</text:span><text:span text:style-name="T4">elf Evaluation: <text:tab/></text:span><text:span text:style-name="T6">Mastery / Progressing / Needs Improvement</text:span></text:p>
      <text:p text:style-name="P5"><text:span text:style-name="T3">Due date</text:span><text:span text:style-name="T2">: <text:tab/><text:tab/>2021-09-</text:span><text:span text:style-name="T5">17</text:span></text:p>
      <text:p text:style-name="P5"><text:span text:style-name="T3">Completion</text:span><text:span text:style-name="T2">: <text:tab/><text:tab/></text:span></text:p>
      <text:p text:style-name="P14"><text:span text:style-name="T2">G</text:span><text:span text:style-name="T1">itHub: <text:tab/><text:tab/></text:span><text:a xlink:type="simple" xlink:href="https://github.com/ZDGharst/FullStackOpen" text:style-name="Internet_20_link" text:visited-style-name="Visited_20_Internet_20_Link"><text:span text:style-name="T1">https://github.com/ZDGharst/FullStackOpen</text:span></text:a></text:p>
      <text:p text:style-name="P11"/>
      <text:p text:style-name="P2"/>
      <text:p text:style-name="P19"><text:span text:style-name="T16">Part </text:span><text:span text:style-name="T17">2</text:span><text:span text:style-name="T16"> – Fundamentals of Web apps</text:span></text:p>
      <text:p text:style-name="P8"><text:span text:style-name="T20">Part2a </text:span><text:span text:style-name="T9">is about rendering collections and modules. </text:span><text:span text:style-name="T8">This part re-emphasizes the console log, event handling, and VSCode tools such as snippets and refactoring. An exciting part of this material is the functional programming concepts used in JavaScript: map, find, reduce, filter, and higher-order functions. I learned how to use these functional programming methods to render entire collections (such as taking an array, mapping it to its HTML elements, and rendering the entire set of elements). I also gave each element a unique key, such that when the elements may need to be re-rendered, only that element is re-rendered according to the key for efficiency. I also returned to old practice projects and refactored to have individual modules. </text:span><text:span text:style-name="T10">The exercises in this module have us create a course app that display course information according to an array, object, arrays of objects, etc. As the array changes, so should the app to update.</text:span></text:p>
      <text:p text:style-name="P16">Forms are the main focus of <text:span text:style-name="T19">Part2b</text:span><text:span text:style-name="T7">. Using state and effects, we can render form elements that change the application. One way to do this is to modify the collections mentioned in </text:span><text:span text:style-name="T19">Part2a</text:span><text:span text:style-name="T7">, then render those (or do whatever logic must be done). I also used the functional programming method filter to filter the collection to only contain certain text. The exercises for this section has me make a phonebook app: the user types in a name, phone number, and submits the form. The name and phone number is either added to the phonebook as a person object, or an alert is sent to the user if either of those already exist in the collection. The user may also type into a filter box to view persons with that string as part of their name.</text:span></text:p>
      <text:p text:style-name="P17"><text:span text:style-name="T7">Within this part, </text:span><text:span text:style-name="T19">Part2c</text:span><text:span text:style-name="T7">, I finally start working with a backend data provider. Using a simple flat JSON file, I served it as a database using json-server as a local port on my network. I use my other app to connect to this port and receive data that is served by the app. I learned the difference here between synchronous/asynchronous actions in JavaScript, and how promises, </text:span><text:span text:style-name="T11">when mixed with effects,</text:span><text:span text:style-name="T7"> can work to achieve good asynchronous design. </text:span><text:span text:style-name="T11">The exercises in this section return to the phonebook app to make it receive data from the json-server, </text:span><text:span text:style-name="T12">and I use a public API (restcountries.eu) to create an app that filters countries to observe their data.</text:span></text:p>
      <text:p text:style-name="P29"/>
      <text:p text:style-name="P7"><text:span text:style-name="T16">Part </text:span><text:span text:style-name="T17">3</text:span><text:span text:style-name="T16"> – Introduction to React</text:span></text:p>
      <text:p text:style-name="P15"/>
      <text:p text:style-name="P18">Deliverable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Exercise</text:p>
          </table:table-cell>
          <table:table-cell table:style-name="Table1.A1" office:value-type="string">
            <text:p text:style-name="P20">Commit / <text:span text:style-name="T13">Link</text:span></text:p>
          </table:table-cell>
          <table:table-cell table:style-name="Table1.A1" office:value-type="string">
            <text:p text:style-name="P20">Diff</text:p>
          </table:table-cell>
          <table:table-cell table:style-name="Table1.D1" office:value-type="string">
            <text:p text:style-name="P20">Notes</text:p>
          </table:table-cell>
        </table:table-row>
        <table:table-row table:style-name="Table1.2">
          <table:table-cell table:style-name="Table1.A2" office:value-type="string">
            <text:p text:style-name="P22">2.1</text:p>
          </table:table-cell>
          <table:table-cell table:style-name="Table1.A2" office:value-type="string">
            <text:p text:style-name="P26"><text:a xlink:type="simple" xlink:href="https://github.com/ZDGharst/FullStackOpen/tree/81f1ce5ebb2491fd2f75240ce84f0d5611da6fd7" text:style-name="Internet_20_link" text:visited-style-name="Visited_20_Internet_20_Link">81f1ce5</text:a></text:p>
          </table:table-cell>
          <table:table-cell table:style-name="Table1.A2" office:value-type="string">
            <text:p text:style-name="P26"><text:a xlink:type="simple" xlink:href="https://github.com/ZDGharst/FullStackOpen/compare/81f1ce5%5E%5E...81f1ce5" text:style-name="Internet_20_link" text:visited-style-name="Visited_20_Internet_20_Link">diff</text:a></text:p>
          </table:table-cell>
          <table:table-cell table:style-name="Table1.D2" office:value-type="string">
            <text:p text:style-name="P24"><text:a xlink:type="simple" xlink:href="https://github.com/ZDGharst/FullStackOpen/blob/master/part2/screenshots/exercise_2.1.png" text:style-name="Internet_20_link" text:visited-style-name="Visited_20_Internet_20_Link">screenshot</text:a></text:p>
          </table:table-cell>
        </table:table-row>
        <table:table-row table:style-name="Table1.2">
          <table:table-cell table:style-name="Table1.A2" office:value-type="string">
            <text:p text:style-name="P22">2.2</text:p>
          </table:table-cell>
          <table:table-cell table:style-name="Table1.A2" office:value-type="string">
            <text:p text:style-name="P26"><text:a xlink:type="simple" xlink:href="https://github.com/ZDGharst/FullStackOpen/tree/8e413e72e1b0ea20a5a6551f002a2604fc836f29" text:style-name="Internet_20_link" text:visited-style-name="Visited_20_Internet_20_Link">8e413e7</text:a></text:p>
          </table:table-cell>
          <table:table-cell table:style-name="Table1.A2" office:value-type="string">
            <text:p text:style-name="P26"><text:a xlink:type="simple" xlink:href="https://github.com/ZDGharst/FullStackOpen/commit/8e413e72e1b0ea20a5a6551f002a2604fc836f29" text:style-name="Internet_20_link" text:visited-style-name="Visited_20_Internet_20_Link">diff</text:a></text:p>
          </table:table-cell>
          <table:table-cell table:style-name="Table1.D2" office:value-type="string">
            <text:p text:style-name="P24"><text:a xlink:type="simple" xlink:href="https://github.com/ZDGharst/FullStackOpen/blob/master/part2/screenshots/exercise_2.2.png" text:style-name="Internet_20_link" text:visited-style-name="Visited_20_Internet_20_Link">screenshot</text:a></text:p>
          </table:table-cell>
        </table:table-row>
        <table:table-row table:style-name="Table1.2">
          <table:table-cell table:style-name="Table1.A2" office:value-type="string">
            <text:p text:style-name="P22">2.3*</text:p>
          </table:table-cell>
          <table:table-cell table:style-name="Table1.D2" table:number-columns-spanned="3" office:value-type="string">
            <text:p text:style-name="P27">This exercise is a refactor of the sum of exercises within the app to use the reduce functional programming function; I already did this, so no refactor needed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2">2.4</text:p>
          </table:table-cell>
          <table:table-cell table:style-name="Table1.A2" office:value-type="string">
            <text:p text:style-name="P26"><text:a xlink:type="simple" xlink:href="https://github.com/ZDGharst/FullStackOpen/tree/309819ab7a266f83db37f92b257dfef73efcdf38" text:style-name="Internet_20_link" text:visited-style-name="Visited_20_Internet_20_Link">309819a</text:a></text:p>
          </table:table-cell>
          <table:table-cell table:style-name="Table1.A2" office:value-type="string">
            <text:p text:style-name="P26"><text:a xlink:type="simple" xlink:href="https://github.com/ZDGharst/FullStackOpen/commit/309819ab7a266f83db37f92b257dfef73efcdf38" text:style-name="Internet_20_link" text:visited-style-name="Visited_20_Internet_20_Link">diff</text:a></text:p>
          </table:table-cell>
          <table:table-cell table:style-name="Table1.D2" office:value-type="string">
            <text:p text:style-name="P24"><text:a xlink:type="simple" xlink:href="https://github.com/ZDGharst/FullStackOpen/blob/master/part2/screenshots/exercise_2.4.png" text:style-name="Internet_20_link" text:visited-style-name="Visited_20_Internet_20_Link">screenshot</text:a></text:p>
          </table:table-cell>
        </table:table-row>
        <table:table-row table:style-name="Table1.2">
          <table:table-cell table:style-name="Table1.A2" office:value-type="string">
            <text:p text:style-name="P22">2.5</text:p>
          </table:table-cell>
          <table:table-cell table:style-name="Table1.A2" office:value-type="string">
            <text:p text:style-name="P26"><text:a xlink:type="simple" xlink:href="https://github.com/ZDGharst/FullStackOpen/tree/176488faa61341376954a6f5a01d0923b550aae8" text:style-name="Internet_20_link" text:visited-style-name="Visited_20_Internet_20_Link">176488f</text:a></text:p>
          </table:table-cell>
          <table:table-cell table:style-name="Table1.A2" office:value-type="string">
            <text:p text:style-name="P26"><text:a xlink:type="simple" xlink:href="https://github.com/ZDGharst/FullStackOpen/commit/176488faa61341376954a6f5a01d0923b550aae8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2">2.6</text:p>
          </table:table-cell>
          <table:table-cell table:style-name="Table1.A2" office:value-type="string">
            <text:p text:style-name="P26"><text:a xlink:type="simple" xlink:href="https://github.com/ZDGharst/FullStackOpen/tree/7806fd4606bc8b7d87dfe9ca7431906f125c701b" text:style-name="Internet_20_link" text:visited-style-name="Visited_20_Internet_20_Link">7806fd4</text:a></text:p>
          </table:table-cell>
          <table:table-cell table:style-name="Table1.A2" office:value-type="string">
            <text:p text:style-name="P26"><text:a xlink:type="simple" xlink:href="https://github.com/ZDGharst/FullStackOpen/commit/7806fd4606bc8b7d87dfe9ca7431906f125c701b" text:style-name="Internet_20_link" text:visited-style-name="Visited_20_Internet_20_Link">diff</text:a></text:p>
          </table:table-cell>
          <table:table-cell table:style-name="Table1.D2" office:value-type="string">
            <text:p text:style-name="P24"><text:a xlink:type="simple" xlink:href="https://github.com/ZDGharst/FullStackOpen/blob/master/part2/screenshots/exercise_2.6.png" text:style-name="Internet_20_link" text:visited-style-name="Visited_20_Internet_20_Link">screenshot</text:a></text:p>
          </table:table-cell>
        </table:table-row>
        <table:table-row table:style-name="Table1.2">
          <table:table-cell table:style-name="Table1.A2" office:value-type="string">
            <text:p text:style-name="P22">2.7</text:p>
          </table:table-cell>
          <table:table-cell table:style-name="Table1.A2" office:value-type="string">
            <text:p text:style-name="P26"><text:a xlink:type="simple" xlink:href="https://github.com/ZDGharst/FullStackOpen/tree/1b08605b4f3f3b9f5888c3811769bbf0e9f80597" text:style-name="Internet_20_link" text:visited-style-name="Visited_20_Internet_20_Link">1b08605</text:a></text:p>
          </table:table-cell>
          <table:table-cell table:style-name="Table1.A2" office:value-type="string">
            <text:p text:style-name="P26"><text:a xlink:type="simple" xlink:href="https://github.com/ZDGharst/FullStackOpen/commit/1b08605b4f3f3b9f5888c3811769bbf0e9f80597" text:style-name="Internet_20_link" text:visited-style-name="Visited_20_Internet_20_Link">diff</text:a></text:p>
          </table:table-cell>
          <table:table-cell table:style-name="Table1.D2" office:value-type="string">
            <text:p text:style-name="P24"><text:a xlink:type="simple" xlink:href="https://github.com/ZDGharst/FullStackOpen/blob/master/part2/screenshots/exercise_2.7.png" text:style-name="Internet_20_link" text:visited-style-name="Visited_20_Internet_20_Link">screenshot</text:a></text:p>
          </table:table-cell>
        </table:table-row>
        <table:table-row table:style-name="Table1.2">
          <table:table-cell table:style-name="Table1.A2" office:value-type="string">
            <text:p text:style-name="P22">2.8</text:p>
          </table:table-cell>
          <table:table-cell table:style-name="Table1.A2" office:value-type="string">
            <text:p text:style-name="P26"><text:a xlink:type="simple" xlink:href="https://github.com/ZDGharst/FullStackOpen/tree/114c2d6f6c3fce254f569555c9656707ab4457a9" text:style-name="Internet_20_link" text:visited-style-name="Visited_20_Internet_20_Link">114c2d6</text:a></text:p>
          </table:table-cell>
          <table:table-cell table:style-name="Table1.A2" office:value-type="string">
            <text:p text:style-name="P26"><text:a xlink:type="simple" xlink:href="https://github.com/ZDGharst/FullStackOpen/commit/114c2d6f6c3fce254f569555c9656707ab4457a9" text:style-name="Internet_20_link" text:visited-style-name="Visited_20_Internet_20_Link">diff</text:a></text:p>
          </table:table-cell>
          <table:table-cell table:style-name="Table1.D2" office:value-type="string">
            <text:p text:style-name="P24"><text:a xlink:type="simple" xlink:href="https://github.com/ZDGharst/FullStackOpen/blob/master/part2/screenshots/exercise_2.8.png" text:style-name="Internet_20_link" text:visited-style-name="Visited_20_Internet_20_Link">screenshot</text:a></text:p>
          </table:table-cell>
        </table:table-row>
        <table:table-row table:style-name="Table1.2">
          <table:table-cell table:style-name="Table1.A2" office:value-type="string">
            <text:p text:style-name="P22">2.9*</text:p>
          </table:table-cell>
          <table:table-cell table:style-name="Table1.A2" office:value-type="string">
            <text:p text:style-name="P21"><text:a xlink:type="simple" xlink:href="https://github.com/ZDGharst/FullStackOpen/tree/a62347ba5f40905ec619dc6eb831125443d62c64" text:style-name="Internet_20_link" text:visited-style-name="Visited_20_Internet_20_Link"><text:span text:style-name="T18">a62347b</text:span></text:a></text:p>
          </table:table-cell>
          <table:table-cell table:style-name="Table1.A2" office:value-type="string">
            <text:p text:style-name="P26"><text:a xlink:type="simple" xlink:href="https://github.com/ZDGharst/FullStackOpen/commit/a62347ba5f40905ec619dc6eb831125443d62c64" text:style-name="Internet_20_link" text:visited-style-name="Visited_20_Internet_20_Link">diff</text:a></text:p>
          </table:table-cell>
          <table:table-cell table:style-name="Table1.D2" office:value-type="string">
            <text:p text:style-name="P23"><text:a xlink:type="simple" xlink:href="https://github.com/ZDGharst/FullStackOpen/blob/master/part2/screenshots/exercise_2.9.png" text:style-name="Internet_20_link" text:visited-style-name="Visited_20_Internet_20_Link">screenshot</text:a></text:p>
          </table:table-cell>
        </table:table-row>
        <table:table-row table:style-name="Table1.2">
          <table:table-cell table:style-name="Table1.A2" office:value-type="string">
            <text:p text:style-name="P22">2.10</text:p>
          </table:table-cell>
          <table:table-cell table:style-name="Table1.A2" office:value-type="string">
            <text:p text:style-name="P26"><text:a xlink:type="simple" xlink:href="https://github.com/ZDGharst/FullStackOpen/tree/04d17ed4396b6589dc830a78047fa95af901c673" text:style-name="Internet_20_link" text:visited-style-name="Visited_20_Internet_20_Link">04d17ed</text:a></text:p>
          </table:table-cell>
          <table:table-cell table:style-name="Table1.A2" office:value-type="string">
            <text:p text:style-name="P26"><text:a xlink:type="simple" xlink:href="https://github.com/ZDGharst/FullStackOpen/commit/04d17ed4396b6589dc830a78047fa95af901c673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2">2.11</text:p>
          </table:table-cell>
          <table:table-cell table:style-name="Table1.A2" office:value-type="string">
            <text:p text:style-name="P26"><text:a xlink:type="simple" xlink:href="https://github.com/ZDGharst/FullStackOpen/tree/8a00d4a3ba7136e05184815bc70047242ff44382" text:style-name="Internet_20_link" text:visited-style-name="Visited_20_Internet_20_Link">8a00d4a</text:a></text:p>
          </table:table-cell>
          <table:table-cell table:style-name="Table1.A2" office:value-type="string">
            <text:p text:style-name="P26"><text:a xlink:type="simple" xlink:href="https://github.com/ZDGharst/FullStackOpen/commit/8a00d4a3ba7136e05184815bc70047242ff44382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5">2.12*</text:p>
          </table:table-cell>
          <table:table-cell table:style-name="Table1.A2" office:value-type="string">
            <text:p text:style-name="P30"><text:a xlink:type="simple" xlink:href="https://github.com/ZDGharst/FullStackOpen/tree/27db5459f437f128010db1949df5d80a3cab8450" text:style-name="Internet_20_link" text:visited-style-name="Visited_20_Internet_20_Link">27db545</text:a></text:p>
          </table:table-cell>
          <table:table-cell table:style-name="Table1.A2" office:value-type="string">
            <text:p text:style-name="P30"><text:a xlink:type="simple" xlink:href="https://github.com/ZDGharst/FullStackOpen/commit/27db5459f437f128010db1949df5d80a3cab8450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5">2.13*</text:p>
          </table:table-cell>
          <table:table-cell table:style-name="Table1.A2" office:value-type="string">
            <text:p text:style-name="P30"><text:a xlink:type="simple" xlink:href="https://github.com/ZDGharst/FullStackOpen/tree/b6c98c424614db94627f7351d12f62015741984a" text:style-name="Internet_20_link" text:visited-style-name="Visited_20_Internet_20_Link">b6c98c4</text:a></text:p>
          </table:table-cell>
          <table:table-cell table:style-name="Table1.A2" office:value-type="string">
            <text:p text:style-name="P30"><text:a xlink:type="simple" xlink:href="https://github.com/ZDGharst/FullStackOpen/compare/b6c98c4%5E%5E...b6c98c4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5">2.14*</text:p>
          </table:table-cell>
          <table:table-cell table:style-name="Table1.D2" table:number-columns-spanned="3" office:value-type="string">
            <text:p text:style-name="P28">This was an optional exercise <text:span text:style-name="T21">(all exercises with an asterisk are optional)</text:span> that I skipped because it requires me to sign up and use an API key for a weather service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2">2.15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32">2.16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32">2.17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32">2.18*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32">2.19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32">2.20*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2" office:value-type="string">
            <text:p text:style-name="P28"/>
          </table:table-cell>
        </table:table-row>
      </table:table>
      <text:p text:style-name="P10"/>
      <text:p text:style-name="P4">Supplementary Material</text:p>
      <text:p text:style-name="P13"><text:a xlink:type="simple" xlink:href="https://www.youtube.com/watch?v=8aGhZQkoFbQ" text:style-name="Internet_20_link" text:visited-style-name="Visited_20_Internet_20_Link">What the heck is the event loop anyway? | Philip Roberts | JSConf EU</text:a> </text:p>
      <text:p text:style-name="P13"><text:a xlink:type="simple" xlink:href="https://www.youtube.com/watch?v=e-5obm1G_FY" text:style-name="Internet_20_link" text:visited-style-name="Visited_20_Internet_20_Link">Learning Functional Programming with JavaScript - Anjana Vakil - JSUnconf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1ae36" officeooo:paragraph-rsid="0011ae3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Zach Gharst<text:tab/>Directed Readings – Full Stack Open<text:tab/>CS 49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9:42:15.491773633</meta:creation-date>
    <dc:date>2021-09-04T15:35:01.223260478</dc:date>
    <meta:editing-duration>PT9H11M4S</meta:editing-duration>
    <meta:editing-cycles>74</meta:editing-cycles>
    <meta:generator>LibreOffice/6.4.7.2$Linux_X86_64 LibreOffice_project/40$Build-2</meta:generator>
    <meta:document-statistic meta:table-count="1" meta:image-count="0" meta:object-count="0" meta:page-count="3" meta:paragraph-count="73" meta:word-count="582" meta:character-count="3428" meta:non-whitespace-character-count="2907"/>
  </office:meta>
</office:document-meta>
</file>